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982" officeooo:paragraph-rsid="00071030"/>
    </style:style>
    <style:style style:name="P2" style:family="paragraph" style:parent-style-name="Standard">
      <style:text-properties officeooo:rsid="00071030" officeooo:paragraph-rsid="00071030"/>
    </style:style>
    <style:style style:name="P3" style:family="paragraph" style:parent-style-name="Standard">
      <style:text-properties officeooo:rsid="00051982" officeooo:paragraph-rsid="00071030"/>
    </style:style>
    <style:style style:name="T1" style:family="text">
      <style:text-properties officeooo:rsid="00071030"/>
    </style:style>
    <style:style style:name="T2" style:family="text">
      <style:text-properties officeooo:rsid="0008dbcf"/>
    </style:style>
    <style:style style:name="T3" style:family="text">
      <style:text-properties officeooo:rsid="000988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We are developing the database for <text:span text:style-name="T3">the logistics of</text:span> a paper bag company. The company <text:span text:style-name="T1">makes</text:span> sales, and <text:span text:style-name="T3">from each sale, we want to save many things.</text:span> <text:span text:style-name="T3">We want to save the c</text:span>lient, the items, quantities, prices, identification number, employee that produced each item, <text:span text:style-name="T2">machine where each item was produced,</text:span> date, status, and delivery method. <text:s/></text:p>
      <text:p text:style-name="P2"><text:tab/>The items are paper bags,and each type of bag has a paper type, dimensions and a list of machines where it can be produced. </text:p>
      <text:p text:style-name="P1"><text:span text:style-name="T1"><text:tab/>We need to keep track of the employee that produced the items and the machine where it was produced, so that in case a problem arises with the bags, it is possible to know who </text:span><text:span text:style-name="T2">and where the mistake was made.</text:span><text:span text:style-name="T1"> </text:span></text:p>
      <text:p text:style-name="P1"><text:tab/><text:span text:style-name="T3">From employees, we only want to save their name and identification number. From clients, we want to save that, plus their phone number, e-mail address and physical address. </text:span></text:p>
      <text:p text:style-name="P1"><text:tab/><text:span text:style-name="T2">The company has various warehouses, and each warehouse </text:span><text:span text:style-name="T3">has</text:span><text:span text:style-name="T2"> certain machines and paper types in <text:s/>stock. We can select in what warehouse a certain item can be produced based on the machines where it can be produced and on the paper type it needs.</text:span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7.3.7.2$Linux_X86_64 LibreOffice_project/30$Build-2</meta:generator>
    <dc:date>2023-10-12T10:02:05.286472769</dc:date>
    <meta:editing-duration>PT9M39S</meta:editing-duration>
    <meta:editing-cycles>2</meta:editing-cycles>
    <meta:document-statistic meta:table-count="0" meta:image-count="0" meta:object-count="0" meta:page-count="1" meta:paragraph-count="6" meta:word-count="192" meta:character-count="1092" meta:non-whitespace-character-count="893"/>
  </office:meta>
</office:document-meta>
</file>